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1" svg:font-family="'Helvetica Neue', Helvetica, Arial-Unicode, Arial, Sans-serif"/>
    <style:font-face style:name="Helvetica Neue" svg:font-family="'Helvetica Neue', Helvetica, Arial-Unicode, Arial, Sans-serif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6cm" draw:stroke-linejoin="miter" draw:fill="solid" draw:fill-color="#d0d102"/>
    </style:style>
    <style:style style:name="gr2" style:family="graphic" style:parent-style-name="standard">
      <style:graphic-properties draw:stroke="none" draw:fill="none" draw:textarea-horizontal-align="left" draw:auto-grow-width="true" fo:min-height="0.15cm" fo:min-width="1.67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auto-grow-width="true" fo:min-height="0.15cm" fo:min-width="1.259cm" fo:padding-top="0cm" fo:padding-bottom="0cm" fo:padding-left="0cm" fo:padding-right="0cm"/>
    </style:style>
    <style:style style:name="P1" style:family="paragraph">
      <loext:graphic-properties draw:fill="solid" draw:fill-color="#d0d102"/>
    </style:style>
    <style:style style:name="P2" style:family="paragraph">
      <style:paragraph-properties fo:text-align="start"/>
    </style:style>
    <style:style style:name="P3" style:family="paragraph">
      <loext:graphic-properties draw:fill="none"/>
    </style:style>
    <style:style style:name="T1" style:family="text">
      <style:text-properties fo:font-variant="normal" fo:text-transform="none" fo:color="#000000" style:font-name="Helvetica Neue1" fo:font-size="3.70000004768372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115cm" svg:height="0.115cm" svg:x="2.367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2.367cm" svg:y="0.955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367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366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228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2.228cm" svg:y="0.955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228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228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228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2.228cm" svg:y="1.78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2.228cm" svg:y="1.927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228cm" svg:y="2.066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2.089cm" svg:y="0.67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2.089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2.089cm" svg:y="0.955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089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089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089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2.089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2.089cm" svg:y="1.78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2.089cm" svg:y="1.927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089cm" svg:y="2.066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95cm" svg:y="0.67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95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951cm" svg:y="0.955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951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95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95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95cm" svg:y="1.51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95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95cm" svg:y="1.78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95cm" svg:y="1.927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95cm" svg:y="2.066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812cm" svg:y="0.539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812cm" svg:y="0.678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812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812cm" svg:y="0.955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812cm" svg:y="1.094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812cm" svg:y="1.233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812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812cm" svg:y="1.51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812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812cm" svg:y="1.788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812cm" svg:y="1.927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812cm" svg:y="2.066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0.4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0.539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0.678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0.955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1.094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1.233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1.51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1.788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1.927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2.066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535cm" svg:y="0.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535cm" svg:y="0.539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534cm" svg:y="0.67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535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535cm" svg:y="0.955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535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535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535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534cm" svg:y="1.51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535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534cm" svg:y="1.78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535cm" svg:y="1.927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534cm" svg:y="2.066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396cm" svg:y="0.261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396cm" svg:y="0.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396cm" svg:y="0.539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396cm" svg:y="0.67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396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396cm" svg:y="0.955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396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396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396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396cm" svg:y="1.51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396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396cm" svg:y="1.78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396cm" svg:y="1.927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396cm" svg:y="2.066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257cm" svg:y="0.261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257cm" svg:y="0.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257cm" svg:y="0.539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257cm" svg:y="0.67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072cm" svg:height="0.115cm" svg:x="1.3cm" svg:y="0.816cm" svg:viewBox="0 0 73 116" svg:d="M37 116c-21 0-37-26-37-58s16-58 37-58c20 0 36 26 36 58s-16 58-36 58z">
          <text:p/>
        </draw:path>
        <draw:path draw:style-name="gr1" draw:text-style-name="P1" draw:layer="layout" svg:width="0.115cm" svg:height="0.115cm" svg:x="1.257cm" svg:y="0.955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257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257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257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257cm" svg:y="1.51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257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257cm" svg:y="1.78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257cm" svg:y="1.927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257cm" svg:y="2.066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2.366cm" svg:y="2.34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228cm" svg:y="2.20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228cm" svg:y="2.34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228cm" svg:y="2.482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2.089cm" svg:y="2.20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089cm" svg:y="2.34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2.089cm" svg:y="2.482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95cm" svg:y="2.20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95cm" svg:y="2.34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95cm" svg:y="2.482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812cm" svg:y="2.204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812cm" svg:y="2.343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812cm" svg:y="2.482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2.204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2.343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673cm" svg:y="2.482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535cm" svg:y="2.20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535cm" svg:y="2.34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534cm" svg:y="2.482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396cm" svg:y="2.20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396cm" svg:y="2.34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396cm" svg:y="2.482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396cm" svg:y="2.621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396cm" svg:y="2.76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257cm" svg:y="2.20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257cm" svg:y="2.34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257cm" svg:y="2.482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257cm" svg:y="2.621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257cm" svg:y="2.76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118cm" svg:y="0.261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118cm" svg:y="0.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118cm" svg:y="0.539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118cm" svg:y="0.67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119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118cm" svg:y="0.955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118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118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119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118cm" svg:y="1.51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119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118cm" svg:y="1.78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118cm" svg:y="1.927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118cm" svg:y="2.066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0.98cm" svg:y="0.539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98cm" svg:y="0.67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0.98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98cm" svg:y="0.955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98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98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98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98cm" svg:y="1.51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0.98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98cm" svg:y="1.78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0.98cm" svg:y="1.927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98cm" svg:y="2.066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0.841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841cm" svg:y="0.955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841cm" svg:y="1.094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841cm" svg:y="1.233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841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841cm" svg:y="1.51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841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841cm" svg:y="1.788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841cm" svg:y="1.927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841cm" svg:y="2.066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702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702cm" svg:y="0.955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702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702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702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702cm" svg:y="1.51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0.702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702cm" svg:y="1.78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0.702cm" svg:y="1.927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702cm" svg:y="2.066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0.564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564cm" svg:y="0.955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564cm" svg:y="1.094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564cm" svg:y="1.233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564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564cm" svg:y="1.51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564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564cm" svg:y="1.788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564cm" svg:y="1.927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564cm" svg:y="2.066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425cm" svg:y="0.678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0.425cm" svg:y="0.816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425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425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425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425cm" svg:y="1.51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0.425cm" svg:y="1.649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286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286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286cm" svg:y="1.372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148cm" svg:y="0.955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148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148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009cm" svg:y="0.955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009cm" svg:y="1.09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009cm" svg:y="1.23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-0.13cm" svg:y="1.094cm" svg:viewBox="0 0 116 116" svg:d="M58 116c-32 0-58-26-58-58s26-58 58-58 58 26 58 58-26 58-58 58z">
          <text:p/>
        </draw:path>
        <draw:path draw:style-name="gr1" draw:text-style-name="P1" draw:layer="layout" svg:width="0.115cm" svg:height="0.115cm" svg:x="-0.13cm" svg:y="1.233cm" svg:viewBox="0 0 116 116" svg:d="M58 116c-32 0-58-26-58-58s26-58 58-58 58 26 58 58-26 58-58 58z">
          <text:p/>
        </draw:path>
        <draw:path draw:style-name="gr1" draw:text-style-name="P1" draw:layer="layout" svg:width="0.115cm" svg:height="0.115cm" svg:x="1.118cm" svg:y="2.20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118cm" svg:y="2.34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118cm" svg:y="2.482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1.118cm" svg:y="2.621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1.119cm" svg:y="2.76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98cm" svg:y="2.20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98cm" svg:y="2.34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98cm" svg:y="2.482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0.98cm" svg:y="2.621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98cm" svg:y="2.76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841cm" svg:y="2.204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841cm" svg:y="2.343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841cm" svg:y="2.482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841cm" svg:y="2.621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702cm" svg:y="2.204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702cm" svg:y="2.343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702cm" svg:y="2.482cm" svg:viewBox="0 0 116 116" svg:d="M116 58c0 11-2 20-8 29-5 9-12 16-21 21-9 6-18 8-29 8s-20-2-29-8c-9-5-16-12-21-21-6-9-8-18-8-29s2-20 8-29c5-9 12-16 21-21 9-6 18-8 29-8s20 2 29 8c9 5 16 12 21 21 6 9 8 18 8 29z">
          <text:p/>
        </draw:path>
        <draw:path draw:style-name="gr1" draw:text-style-name="P1" draw:layer="layout" svg:width="0.115cm" svg:height="0.115cm" svg:x="0.702cm" svg:y="2.621cm" svg:viewBox="0 0 116 116" svg:d="M116 58c0 11-3 20-8 29s-12 16-21 21-18 8-29 8-20-3-29-8-16-12-21-21c-6-9-8-18-8-29s2-20 8-29c5-9 12-16 21-21 9-6 18-8 29-8s20 2 29 8c9 5 16 12 21 21s8 18 8 29z">
          <text:p/>
        </draw:path>
        <draw:path draw:style-name="gr1" draw:text-style-name="P1" draw:layer="layout" svg:width="0.115cm" svg:height="0.115cm" svg:x="0.564cm" svg:y="2.204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564cm" svg:y="2.343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564cm" svg:y="2.482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564cm" svg:y="2.621cm" svg:viewBox="0 0 116 116" svg:d="M58 116c-32 0-58-26-58-58s26-58 58-58 58 26 58 58-26 58-58 58z">
          <text:p/>
        </draw:path>
        <draw:path draw:style-name="gr1" draw:text-style-name="P1" draw:layer="layout" svg:width="0.115cm" svg:height="0.115cm" svg:x="0.425cm" svg:y="2.482cm" svg:viewBox="0 0 116 116" svg:d="M116 58c0 11-2 20-8 29-5 9-12 16-21 21-9 6-18 8-29 8s-20-2-29-8c-9-5-16-12-21-21-6-9-8-18-8-29s2-20 8-29c5-9 12-16 21-21 9-6 18-8 29-8s20 2 29 8c9 5 16 12 21 21 6 9 8 18 8 29z">
          <text:p/>
        </draw:path>
        <draw:frame draw:style-name="gr2" draw:text-style-name="P3" draw:layer="layout" svg:width="1.674cm" svg:height="0.15cm" svg:x="-0.131cm" svg:y="3.245cm">
          <draw:text-box>
            <text:p text:style-name="P2"><text:span text:style-name="T1">Created by Juan Pablo Bravo</text:span></text:p>
          </draw:text-box>
        </draw:frame>
        <draw:frame draw:style-name="gr3" draw:text-style-name="P3" draw:layer="layout" svg:width="1.259cm" svg:height="0.15cm" svg:x="-0.131cm" svg:y="3.375cm">
          <draw:text-box>
            <text:p text:style-name="P2"><text:span text:style-name="T1">from the Noun Pro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1" svg:font-family="'Helvetica Neue', Helvetica, Arial-Unicode, Arial, Sans-serif"/>
    <style:font-face style:name="Helvetica Neue" svg:font-family="'Helvetica Neue', Helvetica, Arial-Unicode, Arial, Sans-serif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528cm" fo:page-height="3.5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9T15:38:25.806000000</dc:date>
    <meta:editing-duration>PT7H1M24S</meta:editing-duration>
    <meta:editing-cycles>2</meta:editing-cycles>
    <meta:generator>LibreOffice/4.4.1.2$Windows_x86 LibreOffice_project/45e2de17089c24a1fa810c8f975a7171ba4cd432</meta:generator>
    <meta:document-statistic meta:object-count="227"/>
  </office:meta>
</office:document-meta>
</file>